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Source Sans Pro'" style:font-family-asian="'Source Sans Pro'" style:font-family-complex="'Source Sans Pro'" fo:background-color="transparent" fo:color="#3762a2" fo:text-transform="uppercas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3.00pt" fo:font-weight="normal" fo:font-family="'Source Sans Pro'" style:font-family-asian="'Source Sans Pro'" style:font-family-complex="'Source Sans Pro'"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bold" fo:font-family="'Source Sans Pro'" style:font-family-asian="'Source Sans Pro'" style:font-family-complex="'Source Sans Pro'" fo:background-color="transparent" fo:color="#3762a2" fo:text-transform="uppercas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3.00pt" fo:font-weight="bold" fo:font-family="Helvetica" style:font-family-asian="Helvetica" style:font-family-complex="Helvetica" fo:background-color="transparent" fo:color="#000000"/>
    </style:style>
    <style:style style:name="T8" style:family="text">
      <style:text-properties fo:font-size="13.00pt" fo:font-weight="normal" fo:font-family="Helvetica" style:font-family-asian="Helvetica" style:font-family-complex="Helvetica"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3.00pt" fo:font-weight="normal" fo:font-family="Helvetica" style:font-family-asian="Helvetica" style:font-family-complex="Helvetica" fo:background-color="transparent" fo:color="#000000"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3.00pt" fo:font-weight="normal" fo:font-family="Helvetica" style:font-family-asian="Helvetica" style:font-family-complex="Helvetica" fo:background-color="transparent" fo:color="#000000" fo:font-style="italic"/>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3.00pt" fo:font-weight="normal" fo:font-family="Helvetica" style:font-family-asian="Helvetica" style:font-family-complex="Helvetica" fo:background-color="transparent" fo:color="#000000" fo:font-style="italic"/>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3.00pt" fo:font-weight="normal" fo:font-family="Helvetica" style:font-family-asian="Helvetica" style:font-family-complex="Helvetica" fo:background-color="transparent" fo:color="#000000"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3.00pt" fo:font-weight="normal" fo:font-family="Helvetica" style:font-family-asian="Helvetica" style:font-family-complex="Helvetica" fo:background-color="transparent" fo:color="#000000" fo:font-style="itali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3.00pt" fo:font-weight="normal" fo:font-family="Helvetica" style:font-family-asian="Helvetica" style:font-family-complex="Helvetica" fo:background-color="transparent" fo:color="#000000" fo:font-style="italic"/>
    </style:style>
    <style:style style:name="T21" style:family="text">
      <style:text-properties fo:font-size="10.50pt" fo:font-weight="normal" fo:font-family="'Arial, Helvetica, sans-serif'" style:font-family-asian="'Arial, Helvetica, sans-serif'" style:font-family-complex="'Arial, Helvetica, sans-serif'" fo:background-color="transparent" fo:color="#181818"/>
    </style:style>
    <style:style style:name="T22" style:family="text">
      <style:text-properties fo:font-size="13.00pt" fo:font-weight="normal" fo:font-family="'Source Sans Pro'" style:font-family-asian="'Source Sans Pro'" style:font-family-complex="'Source Sans Pro'"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3.00pt" fo:font-weight="normal" fo:font-family="Helvetica" style:font-family-asian="Helvetica" style:font-family-complex="Helvetica" fo:background-color="transparent" fo:color="#000000" fo:font-style="italic"/>
    </style:style>
    <style:style style:name="T25" style:family="text">
      <style:text-properties fo:font-size="13.00pt" fo:font-weight="bold" fo:font-family="Helvetica" style:font-family-asian="Helvetica" style:font-family-complex="Helvetica" fo:background-color="transparent" fo:color="#000000"/>
    </style:style>
    <style:style style:name="T26" style:family="text">
      <style:text-properties fo:font-size="13.00pt" fo:font-weight="normal" fo:font-family="Helvetica" style:font-family-asian="Helvetica" style:font-family-complex="Helvetica"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3.00pt" fo:font-weight="normal" fo:font-family="Helvetica" style:font-family-asian="Helvetica" style:font-family-complex="Helvetica" fo:background-color="transparent" fo:color="#000000" fo:font-style="italic"/>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3.00pt" fo:font-weight="normal" fo:font-family="Helvetica" style:font-family-asian="Helvetica" style:font-family-complex="Helvetica" fo:background-color="transparent" fo:color="#000000" fo:font-style="itali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3.00pt" fo:font-weight="normal" fo:font-family="Helvetica" style:font-family-asian="Helvetica" style:font-family-complex="Helvetica" fo:background-color="transparent" fo:color="#000000" fo:font-style="italic"/>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3.00pt" fo:font-weight="normal" fo:font-family="Helvetica" style:font-family-asian="Helvetica" style:font-family-complex="Helvetica" fo:background-color="transparent" fo:color="#000000" fo:font-style="italic"/>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3.00pt" fo:font-weight="normal" fo:font-family="Helvetica" style:font-family-asian="Helvetica" style:font-family-complex="Helvetica" fo:background-color="transparent" fo:color="#000000" fo:font-style="itali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3.00pt" fo:font-weight="normal" fo:font-family="Helvetica" style:font-family-asian="Helvetica" style:font-family-complex="Helvetica" fo:background-color="transparent" fo:color="#000000" fo:font-style="itali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3.00pt" fo:font-weight="normal" fo:font-family="Helvetica" style:font-family-asian="Helvetica" style:font-family-complex="Helvetica" fo:background-color="transparent" fo:color="#000000" fo:font-style="italic"/>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3.00pt" fo:font-weight="normal" fo:font-family="Helvetica" style:font-family-asian="Helvetica" style:font-family-complex="Helvetica" fo:background-color="transparent" fo:color="#000000" fo:font-style="italic"/>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3.00pt" fo:font-weight="normal" fo:font-family="Helvetica" style:font-family-asian="Helvetica" style:font-family-complex="Helvetica" fo:background-color="transparent" fo:color="#000000" fo:font-style="italic"/>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3.00pt" fo:font-weight="normal" fo:font-family="Helvetica" style:font-family-asian="Helvetica" style:font-family-complex="Helvetica" fo:background-color="transparent" fo:color="#000000" fo:font-style="italic"/>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6.00pt" fo:font-weight="bold" fo:font-family="Helvetica" style:font-family-asian="Helvetica" style:font-family-complex="Helvetica" fo:background-color="transparent" fo:color="#3762a2" fo:text-transform="uppercas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3.00pt" fo:font-weight="normal" fo:font-family="Helvetica" style:font-family-asian="Helvetica" style:font-family-complex="Helvetica"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3.00pt" fo:font-weight="normal" fo:font-family="Helvetica" style:font-family-asian="Helvetica" style:font-family-complex="Helvetica" fo:background-color="transparent" fo:color="#000000" fo:font-style="italic"/>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6.00pt" fo:font-weight="bold" fo:font-family="Helvetica" style:font-family-asian="Helvetica" style:font-family-complex="Helvetica" fo:background-color="transparent" fo:color="#3762a2" fo:text-transform="uppercas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3.00pt" fo:font-weight="normal" fo:font-family="Helvetica" style:font-family-asian="Helvetica" style:font-family-complex="Helvetica"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3.00pt" fo:font-weight="normal" fo:font-family="Helvetica" style:font-family-asian="Helvetica" style:font-family-complex="Helvetica" fo:background-color="transparent" fo:color="#000000" fo:font-style="italic"/>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6.00pt" fo:font-weight="bold" fo:font-family="Helvetica" style:font-family-asian="Helvetica" style:font-family-complex="Helvetica" fo:background-color="transparent" fo:color="#3762a2" fo:text-transform="uppercas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3.00pt" fo:font-weight="normal" fo:font-family="Helvetica" style:font-family-asian="Helvetica" style:font-family-complex="Helvetica"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3.00pt" fo:font-weight="normal" fo:font-family="Helvetica" style:font-family-asian="Helvetica" style:font-family-complex="Helvetica" fo:background-color="transparent" fo:color="#000000" fo:font-style="italic"/>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3.00pt" fo:font-weight="normal" fo:font-family="Helvetica" style:font-family-asian="Helvetica" style:font-family-complex="Helvetica" fo:background-color="transparent" fo:color="#000000" fo:font-style="italic"/>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3.00pt" fo:font-weight="normal" fo:font-family="Helvetica" style:font-family-asian="Helvetica" style:font-family-complex="Helvetica" fo:background-color="transparent" fo:color="#000000" fo:font-style="italic"/>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3.00pt" fo:font-weight="normal" fo:font-family="Helvetica" style:font-family-asian="Helvetica" style:font-family-complex="Helvetica" fo:background-color="transparent" fo:color="#000000"/>
    </style:style>
    <style:style style:name="T71" style:family="text">
      <style:text-properties fo:font-size="13.00pt" fo:font-weight="normal" fo:font-family="Helvetica" style:font-family-asian="Helvetica" style:font-family-complex="Helvetica" fo:background-color="transparent" fo:color="#000000" fo:font-style="italic"/>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3.00pt" fo:font-weight="normal" fo:font-family="Helvetica" style:font-family-asian="Helvetica" style:font-family-complex="Helvetica" fo:background-color="transparent" fo:color="#000000" fo:font-style="italic" style:text-line-through-style="solid" style:text-line-through-type="single"/>
    </style:style>
    <style:style style:name="T74" style:family="text">
      <style:text-properties fo:font-size="13.00pt" fo:font-weight="normal" fo:font-family="Helvetica" style:font-family-asian="Helvetica" style:font-family-complex="Helvetica" fo:background-color="transparent" fo:color="#000000" fo:font-style="italic"/>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3.00pt" fo:font-weight="normal" fo:font-family="Helvetica" style:font-family-asian="Helvetica" style:font-family-complex="Helvetica" fo:background-color="transparent" fo:color="#000000"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6.00pt" fo:font-weight="bold" fo:font-family="Helvetica" style:font-family-asian="Helvetica" style:font-family-complex="Helvetica" fo:background-color="transparent" fo:color="#3762a2" fo:text-transform="uppercas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6.00pt" fo:font-weight="bold" fo:font-family="Helvetica" style:font-family-asian="Helvetica" style:font-family-complex="Helvetica" fo:background-color="transparent" fo:color="#3762a2" fo:text-transform="uppercas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3.00pt" fo:font-weight="normal" fo:font-family="Helvetica" style:font-family-asian="Helvetica" style:font-family-complex="Helvetica"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3.00pt" fo:font-weight="normal" fo:font-family="Helvetica" style:font-family-asian="Helvetica" style:font-family-complex="Helvetica" fo:background-color="transparent"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3.00pt" fo:font-weight="normal" fo:font-family="Helvetica" style:font-family-asian="Helvetica" style:font-family-complex="Helvetica" fo:background-color="transparent" fo:color="#000000" fo:font-style="italic"/>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3.00pt" fo:font-weight="normal" fo:font-family="Helvetica" style:font-family-asian="Helvetica" style:font-family-complex="Helvetica" fo:background-color="transparent" fo:color="#000000" fo:font-style="italic"/>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6.00pt" fo:font-weight="bold" fo:font-family="Helvetica" style:font-family-asian="Helvetica" style:font-family-complex="Helvetica" fo:background-color="transparent" fo:color="#3762a2" fo:text-transform="uppercas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3.00pt" fo:font-weight="normal" fo:font-family="Helvetica" style:font-family-asian="Helvetica" style:font-family-complex="Helvetica" fo:background-color="transparent" fo:color="#00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3.00pt" fo:font-weight="normal" fo:font-family="Helvetica" style:font-family-asian="Helvetica" style:font-family-complex="Helvetica" fo:background-color="transparent" fo:color="#00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3.00pt" fo:font-weight="normal" fo:font-family="Helvetica" style:font-family-asian="Helvetica" style:font-family-complex="Helvetica" fo:background-color="transparent" fo:color="#000000"/>
    </style:style>
    <style:style style:name="T97" style:family="text">
      <style:text-properties fo:font-size="13.00pt" fo:font-weight="normal" fo:font-family="Helvetica" style:font-family-asian="Helvetica" style:font-family-complex="Helvetica" fo:background-color="transparent" fo:color="#000000" fo:font-style="italic"/>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3.00pt" fo:font-weight="normal" fo:font-family="Helvetica" style:font-family-asian="Helvetica" style:font-family-complex="Helvetica" fo:background-color="transparent" fo:color="#000000" fo:font-style="italic"/>
    </style:style>
    <style:style style:name="T100" style:family="text">
      <style:text-properties fo:font-size="16.00pt" fo:font-weight="bold" fo:font-family="Helvetica" style:font-family-asian="Helvetica" style:font-family-complex="Helvetica" fo:background-color="transparent" fo:color="#3762a2" fo:text-transform="uppercas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6.00pt" fo:font-weight="bold" fo:font-family="Helvetica" style:font-family-asian="Helvetica" style:font-family-complex="Helvetica" fo:background-color="transparent" fo:color="#3762a2" fo:text-transform="uppercas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3.00pt" fo:font-weight="normal" fo:font-family="Helvetica" style:font-family-asian="Helvetica" style:font-family-complex="Helvetica" fo:background-color="transparent" fo:color="#000000"/>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3.00pt" fo:font-weight="normal" fo:font-family="Helvetica" style:font-family-asian="Helvetica" style:font-family-complex="Helvetica" fo:background-color="transparent" fo:color="#000000" fo:font-style="italic"/>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6.00pt" fo:font-weight="bold" fo:font-family="Helvetica" style:font-family-asian="Helvetica" style:font-family-complex="Helvetica" fo:background-color="transparent" fo:color="#3762a2" fo:text-transform="uppercas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3.00pt" fo:font-weight="normal" fo:font-family="Helvetica" style:font-family-asian="Helvetica" style:font-family-complex="Helvetica" fo:background-color="transparent" fo:color="#000000"/>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3.00pt" fo:font-weight="normal" fo:font-family="Helvetica" style:font-family-asian="Helvetica" style:font-family-complex="Helvetica" fo:background-color="transparent" fo:color="#000000"/>
    </style:style>
    <style:style style:name="T113" style:family="text">
      <style:text-properties fo:font-size="13.00pt" fo:font-weight="normal" fo:font-family="Helvetica" style:font-family-asian="Helvetica" style:font-family-complex="Helvetica" fo:background-color="transparent" fo:color="#000000" fo:font-style="italic"/>
    </style:style>
    <style:style style:name="T1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tab-stops>
          <style:tab-stop style:position="57.50pt"/>
        </style:tab-stops>
      </style:paragraph-properties>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style:style>
    <style:style style:name="P4" style:family="paragraph">
      <style:paragraph-properties fo:line-height="100.00%" fo:text-align="left"/>
    </style:style>
    <style:style style:name="P5" style:family="paragraph">
      <style:paragraph-properties fo:line-height="100.00%" fo:text-align="left" fo:margin-bottom="10.00p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fo:margin-bottom="8.00pt"/>
    </style:style>
    <style:style style:name="P7"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8" style:family="paragraph">
      <style:paragraph-properties fo:line-height="100.00%" fo:text-align="left" fo:margin-bottom="10.00pt"/>
    </style:style>
    <style:style style:name="P9" style:family="paragraph">
      <style:paragraph-properties fo:line-height="100.00%" fo:text-align="left" fo:margin-bottom="10.00p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10"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11" style:family="paragraph">
      <style:paragraph-properties fo:line-height="100.00%" fo:text-align="left" fo:margin-bottom="10.00pt"/>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00.00%" fo:text-align="left" fo:margin-left="-18.00pt" fo:text-indent="18.00pt" fo:margin-bottom="8.00pt"/>
    </style:style>
    <style:style style:name="P13"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14" style:family="paragraph">
      <style:paragraph-properties fo:line-height="100.00%" fo:text-align="left"/>
    </style:style>
    <style:style style:name="P15"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16" style:family="paragraph">
      <style:paragraph-properties fo:line-height="100.00%" fo:text-align="left"/>
    </style:style>
    <style:style style:name="P17"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18" style:family="paragraph">
      <style:paragraph-properties fo:line-height="100.00%" fo:text-align="left"/>
    </style:style>
    <style:style style:name="P19"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fo:margin-bottom="8.00pt"/>
    </style:style>
    <style:style style:name="P21"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22" style:family="paragraph">
      <style:paragraph-properties fo:line-height="100.00%" fo:text-align="left"/>
    </style:style>
    <style:style style:name="P23"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text:list-style style:name="L24">
      <text:list-level-style-bullet text:level="1" text:bullet-char="•">
        <style:list-level-properties text:space-before="0.00pt" text:min-label-width="18.00pt"/>
        <style:text-properties fo:font-family="Symbol"/>
      </text:list-level-style-bullet>
    </text:list-style>
    <style:style style:name="P24" style:family="paragraph">
      <style:paragraph-properties fo:line-height="100.00%" fo:text-align="left" fo:margin-left="-18.00pt" fo:text-indent="18.00pt" fo:margin-bottom="8.00pt"/>
    </style:style>
    <style:style style:name="P25" style:family="paragraph">
      <style:paragraph-properties fo:line-height="100.00%" fo:text-align="left" fo:margin-bottom="8.00pt"/>
    </style:style>
    <style:style style:name="P26"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27" style:family="paragraph">
      <style:paragraph-properties fo:line-height="100.00%" fo:text-align="left"/>
    </style:style>
    <style:style style:name="P28"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00.00%" fo:text-align="left" fo:margin-left="-18.00pt" fo:text-indent="18.00pt" fo:margin-bottom="8.00pt"/>
    </style:style>
    <style:style style:name="P30"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31" style:family="paragraph">
      <style:paragraph-properties fo:line-height="100.00%" fo:text-align="left"/>
    </style:style>
    <style:style style:name="P32"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00.00%" fo:text-align="left" fo:margin-left="-18.00pt" fo:text-indent="18.00pt" fo:margin-bottom="8.00pt"/>
    </style:style>
    <style:style style:name="P34"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35" style:family="paragraph">
      <style:paragraph-properties fo:line-height="100.00%" fo:text-align="left"/>
    </style:style>
    <style:style style:name="P36" style:family="paragraph">
      <style:paragraph-properties fo:line-height="100.00%" fo:text-align="left" fo:margin-bottom="8.00pt"/>
    </style:style>
    <style:style style:name="P37"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text:list-style style:name="L38">
      <text:list-level-style-bullet text:level="1" text:bullet-char="•">
        <style:list-level-properties text:space-before="0.00pt" text:min-label-width="18.00pt"/>
        <style:text-properties fo:font-family="Symbol"/>
      </text:list-level-style-bullet>
    </text:list-style>
    <style:style style:name="P38" style:family="paragraph">
      <style:paragraph-properties fo:line-height="100.00%" fo:text-align="left" fo:margin-left="-18.00pt" fo:text-indent="18.00pt" fo:margin-bottom="8.00pt"/>
    </style:style>
    <style:style style:name="P39" style:family="paragraph">
      <style:paragraph-properties fo:line-height="100.00%" fo:text-align="left">
        <style:tab-stops>
          <style:tab-stop style:position="35.40pt"/>
          <style:tab-stop style:position="70.80pt"/>
          <style:tab-stop style:position="106.20pt"/>
          <style:tab-stop style:position="141.60pt"/>
          <style:tab-stop style:position="177.00pt"/>
          <style:tab-stop style:position="212.40pt"/>
          <style:tab-stop style:position="247.80pt"/>
          <style:tab-stop style:position="283.20pt"/>
          <style:tab-stop style:position="318.60pt"/>
          <style:tab-stop style:position="354.00pt"/>
          <style:tab-stop style:position="389.40pt"/>
          <style:tab-stop style:position="424.80pt"/>
        </style:tab-stops>
      </style:paragraph-properties>
    </style:style>
    <style:style style:name="P40" style:family="paragraph">
      <style:paragraph-properties fo:line-height="100.00%" fo:text-align="left" fo:margin-bottom="8.00pt"/>
    </style:style>
  </office:automatic-styles>
  <office:body>
    <office:text>
      <text:p text:style-name="P1"><text:span text:style-name="T1">Sommaire :</text:span></text:p>
      <text:p text:style-name="P2"><text:span text:style-name="T2"/></text:p>
      <text:list text:style-name="L3">
        <text:list-item>
          <text:p text:style-name="P3"><text:span text:style-name="T3">Présentation de l’entreprise :</text:span></text:p>
        </text:list-item>
        <text:list-item>
          <text:p text:style-name="P3"><text:span text:style-name="T3">1. Les objectifs du site </text:span></text:p>
        </text:list-item>
        <text:list-item>
          <text:p text:style-name="P3"><text:span text:style-name="T3">2. Les cibles </text:span></text:p>
        </text:list-item>
        <text:list-item>
          <text:p text:style-name="P3"><text:span text:style-name="T3">3. Les objectifs quantitatifs </text:span></text:p>
        </text:list-item>
        <text:list-item>
          <text:p text:style-name="P3"><text:span text:style-name="T3">4. Périmètre du projet </text:span></text:p>
        </text:list-item>
        <text:list-item>
          <text:p text:style-name="P3"><text:span text:style-name="T3">Graphisme et ergonomie</text:span></text:p>
        </text:list-item>
      </text:list>
      <text:p text:style-name="P4"><text:span text:style-name="T3">B.<text:s text:c="4"/>1. La charte graphique</text:span></text:p>
      <text:p text:style-name="P4"><text:span text:style-name="T3">B.<text:s text:c="4"/>2. Wireframe et Maquettage</text:span></text:p>
      <text:p text:style-name="P4"><text:span text:style-name="T3">C.<text:s text:c="4"/>Spécificités et livrables </text:span></text:p>
      <text:p text:style-name="P4"><text:span text:style-name="T3">C.<text:s text:c="4"/>1. Le contenu de votre site </text:span></text:p>
      <text:p text:style-name="P4"><text:span text:style-name="T3">C.<text:s text:c="4"/>2. Contraintes techniques </text:span></text:p>
      <text:p text:style-name="P4"><text:span text:style-name="T3">C.<text:s text:c="4"/>3. Les livrables</text:span></text:p>
      <text:p text:style-name="P4"><text:span text:style-name="T3">C.<text:s text:c="4"/>4. Le Planning</text:span></text:p>
      <text:p text:style-name="P4"><text:span text:style-name="T4"/></text:p>
      <text:p text:style-name="P4"><text:span text:style-name="T5">A. Présentation de l’entreprise :</text:span></text:p>
      <text:p text:style-name="P4"><text:span text:style-name="T6"/></text:p>
      <text:p text:style-name="P5"><text:span text:style-name="T7">Présentation de l’entreprise :</text:span></text:p>
      <text:list text:style-name="L6">
        <text:list-item>
          <text:p text:style-name="P6"><text:span text:style-name="T8">La date de création</text:span></text:p>
        </text:list-item>
        <text:list-item>
          <text:p text:style-name="P6"><text:span text:style-name="T8">L’activité principale</text:span></text:p>
        </text:list-item>
        <text:list-item>
          <text:p text:style-name="P6"><text:span text:style-name="T8">Les services ou produits vendus</text:span></text:p>
        </text:list-item>
        <text:list-item>
          <text:p text:style-name="P6"><text:span text:style-name="T8">Le nombre de salariés</text:span></text:p>
        </text:list-item>
        <text:list-item>
          <text:p text:style-name="P6"><text:span text:style-name="T8">Le chiffre d’affaires</text:span></text:p>
        </text:list-item>
        <text:list-item>
          <text:p text:style-name="P6"><text:span text:style-name="T8">Les principaux axes de développement</text:span></text:p>
        </text:list-item>
        <text:list-item>
          <text:p text:style-name="P6"><text:span text:style-name="T8">Les principaux concurrents</text:span></text:p>
        </text:list-item>
      </text:list>
      <text:p text:style-name="P7"><text:span text:style-name="T9"/></text:p>
      <text:p text:style-name="P7"><text:span text:style-name="T10">-Date de création : 15/06/2022</text:span></text:p>
      <text:p text:style-name="P7"><text:span text:style-name="T11"/></text:p>
      <text:p text:style-name="P7"><text:span text:style-name="T12">-Activité principale : Site vitrine afin de promouvoir nos services.</text:span></text:p>
      <text:p text:style-name="P7"><text:span text:style-name="T13"/></text:p>
      <text:p text:style-name="P7"><text:span text:style-name="T14">-Services ou produits vendus :Création, optimisation et publication de site web.</text:span></text:p>
      <text:p text:style-name="P8"><text:span text:style-name="T15"/></text:p>
      <text:p text:style-name="P8"><text:span text:style-name="T16">-Nombre de salariés :3</text:span></text:p>
      <text:p text:style-name="P8"><text:span text:style-name="T17"/></text:p>
      <text:p text:style-name="P8"><text:span text:style-name="T18">-Chiffre d’affaire:À déterminer</text:span></text:p>
      <text:p text:style-name="P9"><text:span text:style-name="T19"/></text:p>
      <text:p text:style-name="P10"><text:span text:style-name="T20">-Principaiux axes de développement :</text:span><text:span text:style-name="T21">Miser sur la croissance des activités existantes</text:span><text:span text:style-name="T22"><text:s/></text:span></text:p>
      <text:p text:style-name="P10"><text:span text:style-name="T23"/></text:p>
      <text:p text:style-name="P10"><text:span text:style-name="T24">-Principaux concurrents : Maad, Catapulpe, CWA, BWA</text:span></text:p>
      <text:p text:style-name="P11"><text:span text:style-name="T25">Analyse de l’existant :</text:span></text:p>
      <text:list text:style-name="L12">
        <text:list-item>
          <text:p text:style-name="P12"><text:span text:style-name="T26">Le langage de programmation utilisée actuellement</text:span></text:p>
        </text:list-item>
        <text:list-item>
          <text:p text:style-name="P12"><text:span text:style-name="T26">La version du langage</text:span></text:p>
        </text:list-item>
        <text:list-item>
          <text:p text:style-name="P12"><text:span text:style-name="T26">L’hébergement utilisé</text:span></text:p>
        </text:list-item>
        <text:list-item>
          <text:p text:style-name="P12"><text:span text:style-name="T26">Les statistiques actuelles (trafic mensuel, taux de rebond, taux de conversion)</text:span></text:p>
        </text:list-item>
        <text:list-item>
          <text:p text:style-name="P12"><text:span text:style-name="T26">Le nombre de pages</text:span></text:p>
        </text:list-item>
        <text:list-item>
          <text:p text:style-name="P12"><text:span text:style-name="T26">Le type de site (entreprise, e-commerce, plateforme, etc…)</text:span></text:p>
        </text:list-item>
        <text:list-item>
          <text:p text:style-name="P12"><text:span text:style-name="T26">Les moyens de paiement utilisé</text:span></text:p>
        </text:list-item>
        <text:list-item>
          <text:p text:style-name="P12"><text:span text:style-name="T26">Les plugins utilisés</text:span></text:p>
        </text:list-item>
        <text:list-item>
          <text:p text:style-name="P12"><text:span text:style-name="T26">Les documents concernant la charte graphique existante</text:span></text:p>
        </text:list-item>
        <text:list-item>
          <text:p text:style-name="P12"><text:span text:style-name="T26">Le nombre de personnes engagées sur ce projet ?</text:span></text:p>
        </text:list-item>
      </text:list>
      <text:p text:style-name="P13"><text:span text:style-name="T27"/></text:p>
      <text:p text:style-name="P13"><text:span text:style-name="T27"/></text:p>
      <text:p text:style-name="P13"><text:span text:style-name="T28">-Languages utilisés actuellement : HTML,CSS, PHP</text:span></text:p>
      <text:p text:style-name="P13"><text:span text:style-name="T29"/></text:p>
      <text:p text:style-name="P13"><text:span text:style-name="T30">-Version : HTML5, CSS3, PHP 8</text:span></text:p>
      <text:p text:style-name="P13"><text:span text:style-name="T31"/></text:p>
      <text:p text:style-name="P13"><text:span text:style-name="T32">-Hébergement utilisé : localhost</text:span></text:p>
      <text:p text:style-name="P13"><text:span text:style-name="T33"/></text:p>
      <text:p text:style-name="P13"><text:span text:style-name="T34">-Statistique actuelles : Aucune</text:span></text:p>
      <text:p text:style-name="P13"><text:span text:style-name="T35"/></text:p>
      <text:p text:style-name="P13"><text:span text:style-name="T36">-Nombre de pages : 5</text:span></text:p>
      <text:p text:style-name="P13"><text:span text:style-name="T37"/></text:p>
      <text:p text:style-name="P13"><text:span text:style-name="T38">- Type de site : Site vitrine</text:span></text:p>
      <text:p text:style-name="P13"><text:span text:style-name="T39"/></text:p>
      <text:p text:style-name="P13"><text:span text:style-name="T40">-Moyens de paiements utilisés : Aucun</text:span></text:p>
      <text:p text:style-name="P13"><text:span text:style-name="T41"/></text:p>
      <text:p text:style-name="P13"><text:span text:style-name="T42">-Plugins utilisés : aucun</text:span></text:p>
      <text:p text:style-name="P13"><text:span text:style-name="T43"/></text:p>
      <text:p text:style-name="P13"><text:span text:style-name="T44">-Documents concernants la charte graphiques : 6 moodboards</text:span></text:p>
      <text:p text:style-name="P13"><text:span text:style-name="T45"/></text:p>
      <text:p text:style-name="P13"><text:span text:style-name="T46">-Nombre de personnes incluses dans le projet : 3 personnes</text:span></text:p>
      <text:p text:style-name="P13"><text:span text:style-name="T47"/></text:p>
      <text:p text:style-name="P13"><text:span text:style-name="T47"/></text:p>
      <text:p text:style-name="P13"><text:span text:style-name="T47"/></text:p>
      <text:p text:style-name="P13"><text:span text:style-name="T47"/></text:p>
      <text:p text:style-name="P13"><text:span text:style-name="T47"/></text:p>
      <text:p text:style-name="P13"><text:span text:style-name="T47"/></text:p>
      <text:p text:style-name="P14"><text:span text:style-name="T47"/></text:p>
      <text:p text:style-name="P14"><text:span text:style-name="T47"/></text:p>
      <text:p text:style-name="P14"><text:span text:style-name="T48">A. 1. Les objectifs du site :</text:span></text:p>
      <text:p text:style-name="P15"><text:span text:style-name="T49"/></text:p>
      <text:p text:style-name="P15"><text:span text:style-name="T50">Détaillez, le ou les objectifs attendus avec ce projet de site internet. Vous pouvez découper vos objectifs en 2 parties : quantitatifs et qualitatifs.</text:span></text:p>
      <text:p text:style-name="P15"><text:span text:style-name="T51"/></text:p>
      <text:p text:style-name="P15"><text:span text:style-name="T52">- Le but de ce site est de présenter et de promouvoir les services de l’entreprise AnyWhereWeb.Il sert de site vitrine afin de montrer les compétences actuelles de l’équipe.Il permettra aux utilisateurs de visualiser les différentes réalisations de l’équipe, de découvrir cette même équipe et d’éventuellement contacter l’équipe afin de demander un devis.</text:span></text:p>
      <text:p text:style-name="P15"><text:span text:style-name="T53"/></text:p>
      <text:p text:style-name="P15"><text:span text:style-name="T53"/></text:p>
      <text:p text:style-name="P16"><text:span text:style-name="T53"/></text:p>
      <text:p text:style-name="P16"><text:span text:style-name="T53"/></text:p>
      <text:p text:style-name="P16"><text:span text:style-name="T54">A. 2. Les cibles :</text:span></text:p>
      <text:p text:style-name="P17"><text:span text:style-name="T55"/></text:p>
      <text:p text:style-name="P17"><text:span text:style-name="T56">Décrivez le profil des clients de votre entreprise et celui des visiteurs de votre site internet.</text:span></text:p>
      <text:p text:style-name="P17"><text:span text:style-name="T57"/></text:p>
      <text:p text:style-name="P17"><text:span text:style-name="T58">Nous visons 3 types de public.</text:span></text:p>
      <text:p text:style-name="P17"><text:span text:style-name="T58">Particuliers, entreprises et influenceurs.</text:span></text:p>
      <text:p text:style-name="P17"><text:span text:style-name="T58">-Type particuliers : Homme ou femme, entre 18 et 60 ans souhaitant créer un site web de n’importe quel type.</text:span></text:p>
      <text:p text:style-name="P17"><text:span text:style-name="T58">-Type entreprises : Homme ou femme, entre 18 et 60 ans, souhaitant créer un site web afin de promouvoir et/ou de vendres ses services et produits.</text:span></text:p>
      <text:p text:style-name="P17"><text:span text:style-name="T58">Ou</text:span></text:p>
      <text:p text:style-name="P17"><text:span text:style-name="T58">Souhaitant créer un site web interne afin d’avoir un intranet au sein de l’entreprise.</text:span></text:p>
      <text:p text:style-name="P17"><text:span text:style-name="T58">-Type influenceur : Homme ou femme entre 18 et 35 ans, souhaitant créer un site web afin de promouvoir et/ou de vendre ses services et produits. </text:span></text:p>
      <text:p text:style-name="P18"><text:span text:style-name="T59"/></text:p>
      <text:p text:style-name="P18"><text:span text:style-name="T59"/></text:p>
      <text:p text:style-name="P18"><text:span text:style-name="T60">A. 4. périmètre du projet :</text:span></text:p>
      <text:p text:style-name="P19"><text:span text:style-name="T61"/></text:p>
      <text:list text:style-name="L20">
        <text:list-item>
          <text:p text:style-name="P20"><text:span text:style-name="T62">Votre site doit-il être multilingue ?</text:span></text:p>
        </text:list-item>
        <text:list-item>
          <text:p text:style-name="P20"><text:span text:style-name="T62">Quels sont les modules à garder et ceux à enlever ?</text:span></text:p>
        </text:list-item>
        <text:list-item>
          <text:p text:style-name="P20"><text:span text:style-name="T62">Votre Site Internet aura-t-il une boutique ?</text:span></text:p>
        </text:list-item>
        <text:list-item>
          <text:p text:style-name="P20"><text:span text:style-name="T62">Quelles sont les solutions de paiement à intégrer ? </text:span></text:p>
        </text:list-item>
        <text:list-item>
          <text:p text:style-name="P20"><text:span text:style-name="T62">Le site doit-il avoir une version mobile ou une application dédiée ?</text:span></text:p>
        </text:list-item>
        <text:list-item>
          <text:p text:style-name="P20"><text:span text:style-name="T62">Quelles sont les spécificités que le prestataire doit connaître (utilisation de la géolocalisation, création de compte, création d’un multi-site etc.) ?</text:span></text:p>
        </text:list-item>
      </text:list>
      <text:p text:style-name="P21"><text:span text:style-name="T63"/></text:p>
      <text:p text:style-name="P21"><text:span text:style-name="T64">-Site multi-lingue : Non</text:span></text:p>
      <text:p text:style-name="P21"><text:span text:style-name="T65"/></text:p>
      <text:p text:style-name="P21"><text:span text:style-name="T66">-Modules à garder et ceux à enlever : Aucun</text:span></text:p>
      <text:p text:style-name="P21"><text:span text:style-name="T67"/></text:p>
      <text:p text:style-name="P21"><text:span text:style-name="T68">-Boutique du site : Non</text:span></text:p>
      <text:p text:style-name="P21"><text:span text:style-name="T69"/></text:p>
      <text:p text:style-name="P21"><text:span text:style-name="T70">-</text:span><text:span text:style-name="T71">Solutions de paiements : Non</text:span></text:p>
      <text:p text:style-name="P21"><text:span text:style-name="T72"/></text:p>
      <text:p text:style-name="P21"><text:span text:style-name="T73">-</text:span><text:span text:style-name="T74">Site mobile : Un peu optimisé pour mobile</text:span></text:p>
      <text:p text:style-name="P21"><text:span text:style-name="T75"/></text:p>
      <text:p text:style-name="P21"><text:span text:style-name="T76">-Pas d’utilisation de la géolocalisation, pas de création de compte, pas de multisite</text:span></text:p>
      <text:p text:style-name="P21"><text:span text:style-name="T77"/></text:p>
      <text:p text:style-name="P21"><text:span text:style-name="T77"/></text:p>
      <text:p text:style-name="P21"><text:span text:style-name="T77"/></text:p>
      <text:p text:style-name="P22"><text:span text:style-name="T78">B. Graphisme et ergonomie :</text:span></text:p>
      <text:p text:style-name="P22"><text:span text:style-name="T79"/></text:p>
      <text:p text:style-name="P22"><text:span text:style-name="T80">B. 1. La charte graphique :</text:span></text:p>
      <text:p text:style-name="P23"><text:span text:style-name="T81"/></text:p>
      <text:p text:style-name="P23"><text:span text:style-name="T82">Ajoutez avec votre cahier des charges tous les documents concernant l’identité visuelle de votre entreprise (les codes couleurs, le logo et ces variations, les règles de conception etc.).</text:span></text:p>
      <text:p text:style-name="P23"><text:span text:style-name="T83"/></text:p>
      <text:list text:style-name="L24">
        <text:list-item>
          <text:p text:style-name="P24"><text:span text:style-name="T84">Précisez vos exigences concernant les couleurs et les effets de votre site ?</text:span></text:p>
        </text:list-item>
        <text:list-item>
          <text:p text:style-name="P24"><text:span text:style-name="T84">Quelles sont les polices à utiliser ?</text:span></text:p>
        </text:list-item>
      </text:list>
      <text:p text:style-name="P25"><text:span text:style-name="T85"/></text:p>
      <text:p text:style-name="P26"><text:span text:style-name="T86">-Couleurs : Rouge, Orange, Noir</text:span></text:p>
      <text:p text:style-name="P26"><text:span text:style-name="T87"/></text:p>
      <text:p text:style-name="P26"><text:span text:style-name="T88">-Polices à utiliser : Lobster, Poppins</text:span></text:p>
      <text:p text:style-name="P26"><text:span text:style-name="T89"/></text:p>
      <text:p text:style-name="P26"><text:span text:style-name="T89"/></text:p>
      <text:p text:style-name="P26"><text:span text:style-name="T89"/></text:p>
      <text:p text:style-name="P27"><text:span text:style-name="T90">B. 2. Wireframe et maquettage :</text:span></text:p>
      <text:p text:style-name="P28"><text:span text:style-name="T91"/></text:p>
      <text:p text:style-name="P28"><text:span text:style-name="T92">Ajoutez à votre cahier des charges toutes les maquettes et prototypes de vos idées concernant le résultat que vous aimeriez obtenir avec ce site Internet. </text:span></text:p>
      <text:p text:style-name="P28"><text:span text:style-name="T93"/></text:p>
      <text:p text:style-name="P28"><text:span text:style-name="T94">Les maquettes contiennent :</text:span></text:p>
      <text:p text:style-name="P28"><text:span text:style-name="T95"/></text:p>
      <text:list text:style-name="L29">
        <text:list-item>
          <text:p text:style-name="P29"><text:span text:style-name="T96">L’arborescence du site (les rubriques, sous rubriques, type d’URL’s etc…)</text:span></text:p>
        </text:list-item>
        <text:list-item>
          <text:p text:style-name="P29"><text:span text:style-name="T96">L’architecture des informations concernant l’ensemble de ces pages</text:span></text:p>
        </text:list-item>
      </text:list>
      <text:p text:style-name="P30"><text:span text:style-name="T97">Maquettes FIGMA sur Discord.</text:span></text:p>
      <text:p text:style-name="P30"><text:span text:style-name="T98"/></text:p>
      <text:p text:style-name="P30"><text:span text:style-name="T99">_</text:span></text:p>
      <text:p text:style-name="P31"><text:span text:style-name="T100">C. spécificités et livrables :</text:span></text:p>
      <text:p text:style-name="P31"><text:span text:style-name="T101"/></text:p>
      <text:p text:style-name="P31"><text:span text:style-name="T102">C. 1. le contenu de votre site :</text:span></text:p>
      <text:p text:style-name="P32"><text:span text:style-name="T103"/></text:p>
      <text:list text:style-name="L33">
        <text:list-item>
          <text:p text:style-name="P33"><text:span text:style-name="T104">Lister les contenus que le prestataire doit reprendre</text:span></text:p>
        </text:list-item>
        <text:list-item>
          <text:p text:style-name="P33"><text:span text:style-name="T104">Lister les contenus que le prestataire doit créer </text:span></text:p>
        </text:list-item>
        <text:list-item>
          <text:p text:style-name="P33"><text:span text:style-name="T104">Le prestataire doit-il prévoir l’achat de photo ou la création de texte ?</text:span></text:p>
        </text:list-item>
        <text:list-item>
          <text:p text:style-name="P33"><text:span text:style-name="T104">Lister également le format des contenus proposés (Texte, Photo, Vidéo…) </text:span></text:p>
        </text:list-item>
      </text:list>
      <text:p text:style-name="P34"><text:span text:style-name="T105"/></text:p>
      <text:p text:style-name="P34"><text:span text:style-name="T105"/></text:p>
      <text:p text:style-name="P34"><text:span text:style-name="T106">-Contenu que le prestataire doit reprendre : Aucun</text:span></text:p>
      <text:p text:style-name="P34"><text:span text:style-name="T106">-Contenu que le prestataire doit créer : Maquettes du site<text:s text:c="2"/></text:span></text:p>
      <text:p text:style-name="P34"><text:span text:style-name="T106">-Achat de photo ou création de texte : Achat de photo uniquement si elles ne sont pas libre de droits</text:span></text:p>
      <text:p text:style-name="P34"><text:span text:style-name="T106">-Format des contenus : PNG, MP4</text:span></text:p>
      <text:p text:style-name="P34"><text:span text:style-name="T107"/></text:p>
      <text:p text:style-name="P35"><text:span text:style-name="T108">C. 2. Contraintes techniques :</text:span></text:p>
      <text:p text:style-name="P36"><text:span text:style-name="T109"/></text:p>
      <text:p text:style-name="P37"><text:span text:style-name="T110">Précisez vos attentes concernant les besoins connexes à ce projet que le prestataire devra fournir :</text:span></text:p>
      <text:p text:style-name="P37"><text:span text:style-name="T111"/></text:p>
      <text:list text:style-name="L38">
        <text:list-item>
          <text:p text:style-name="P38"><text:span text:style-name="T112">Héberger votre site internet</text:span></text:p>
        </text:list-item>
        <text:list-item>
          <text:p text:style-name="P38"><text:span text:style-name="T112">Assurer la maintenance</text:span></text:p>
        </text:list-item>
        <text:list-item>
          <text:p text:style-name="P38"><text:span text:style-name="T112">Proposer des astreintes pour le dépannage</text:span></text:p>
        </text:list-item>
        <text:list-item>
          <text:p text:style-name="P38"><text:span text:style-name="T112">Formation à l’utilisation du back office</text:span></text:p>
        </text:list-item>
        <text:list-item>
          <text:p text:style-name="P38"><text:span text:style-name="T112">Intégrer des services tiers (CRM, Marketing automation, etc.)</text:span></text:p>
        </text:list-item>
        <text:list-item>
          <text:p text:style-name="P38"><text:span text:style-name="T112">Quel sera les solutions utilisées avec votre Site Internet (Frameworks, templates, etc…)</text:span></text:p>
        </text:list-item>
      </text:list>
      <text:p text:style-name="P39"><text:span text:style-name="T113">-Hébergement du prestataire : Oui</text:span></text:p>
      <text:p text:style-name="P39"><text:span text:style-name="T113">-Maintenance du prestataire : Non</text:span></text:p>
      <text:p text:style-name="P39"><text:span text:style-name="T113">-Astreintes pour le dépannage : Non</text:span></text:p>
      <text:p text:style-name="P39"><text:span text:style-name="T113">-Utilisation du back office : Non</text:span></text:p>
      <text:p text:style-name="P39"><text:span text:style-name="T113">-Intégrer des services tiers : Non</text:span></text:p>
      <text:p text:style-name="P39"><text:span text:style-name="T113">Solutions sur le site : Pas de frameworks</text:span></text:p>
      <text:p text:style-name="P40"><text:span text:style-name="T1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